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0377639161575" calcext:value-type="float">
            <text:p>2.40378</text:p>
          </table:table-cell>
          <table:table-cell office:value-type="float" office:value="2.04691920069996" calcext:value-type="float">
            <text:p>2.04692</text:p>
          </table:table-cell>
          <table:table-cell office:value-type="float" office:value="2.85543106482404" calcext:value-type="float">
            <text:p>2.8554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022990406647" calcext:value-type="float">
            <text:p>2.39023</text:p>
          </table:table-cell>
          <table:table-cell office:value-type="float" office:value="2.03483327184654" calcext:value-type="float">
            <text:p>2.03483</text:p>
          </table:table-cell>
          <table:table-cell office:value-type="float" office:value="2.82979251387693" calcext:value-type="float">
            <text:p>2.8297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66031002754" calcext:value-type="float">
            <text:p>2.26966</text:p>
          </table:table-cell>
          <table:table-cell office:value-type="float" office:value="2.38944438789072" calcext:value-type="float">
            <text:p>2.38944</text:p>
          </table:table-cell>
          <table:table-cell office:value-type="float" office:value="3.41480701040023" calcext:value-type="float">
            <text:p>3.4148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485754115698" calcext:value-type="float">
            <text:p>2.25486</text:p>
          </table:table-cell>
          <table:table-cell office:value-type="float" office:value="2.37657230677005" calcext:value-type="float">
            <text:p>2.37657</text:p>
          </table:table-cell>
          <table:table-cell office:value-type="float" office:value="3.45489557353964" calcext:value-type="float">
            <text:p>3.454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384390039757" calcext:value-type="float">
            <text:p>2.37384</text:p>
          </table:table-cell>
          <table:table-cell office:value-type="float" office:value="2.14972755241117" calcext:value-type="float">
            <text:p>2.14973</text:p>
          </table:table-cell>
          <table:table-cell office:value-type="float" office:value="2.86765341612799" calcext:value-type="float">
            <text:p>2.8676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42030165759" calcext:value-type="float">
            <text:p>2.3642</text:p>
          </table:table-cell>
          <table:table-cell office:value-type="float" office:value="2.15147404466614" calcext:value-type="float">
            <text:p>2.15147</text:p>
          </table:table-cell>
          <table:table-cell office:value-type="float" office:value="2.90913523693185" calcext:value-type="float">
            <text:p>2.9091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061888353444" calcext:value-type="float">
            <text:p>2.36062</text:p>
          </table:table-cell>
          <table:table-cell office:value-type="float" office:value="2.16717244282822" calcext:value-type="float">
            <text:p>2.16717</text:p>
          </table:table-cell>
          <table:table-cell office:value-type="float" office:value="3.06377679165554" calcext:value-type="float">
            <text:p>3.0637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856506235074" calcext:value-type="float">
            <text:p>2.34857</text:p>
          </table:table-cell>
          <table:table-cell office:value-type="float" office:value="2.18630288204958" calcext:value-type="float">
            <text:p>2.1863</text:p>
          </table:table-cell>
          <table:table-cell office:value-type="float" office:value="3.10967167652642" calcext:value-type="float">
            <text:p>3.10967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66521424618" calcext:value-type="float">
            <text:p>2.34467</text:p>
          </table:table-cell>
          <table:table-cell office:value-type="float" office:value="2.15552869662956" calcext:value-type="float">
            <text:p>2.15553</text:p>
          </table:table-cell>
          <table:table-cell office:value-type="float" office:value="3.13575680875189" calcext:value-type="float">
            <text:p>3.13576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4344976074527" calcext:value-type="float">
            <text:p>2.34345</text:p>
          </table:table-cell>
          <table:table-cell office:value-type="float" office:value="2.17282750066048" calcext:value-type="float">
            <text:p>2.17283</text:p>
          </table:table-cell>
          <table:table-cell office:value-type="float" office:value="3.06612042841219" calcext:value-type="float">
            <text:p>3.0661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745721679606" calcext:value-type="float">
            <text:p>2.31746</text:p>
          </table:table-cell>
          <table:table-cell office:value-type="float" office:value="2.14648513429575" calcext:value-type="float">
            <text:p>2.14649</text:p>
          </table:table-cell>
          <table:table-cell office:value-type="float" office:value="2.87654615916838" calcext:value-type="float">
            <text:p>2.87655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653461370975" calcext:value-type="float">
            <text:p>2.31653</text:p>
          </table:table-cell>
          <table:table-cell office:value-type="float" office:value="2.31605984515589" calcext:value-type="float">
            <text:p>2.31606</text:p>
          </table:table-cell>
          <table:table-cell office:value-type="float" office:value="3.48713730679832" calcext:value-type="float">
            <text:p>3.4871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065872850966" calcext:value-type="float">
            <text:p>2.31066</text:p>
          </table:table-cell>
          <table:table-cell office:value-type="float" office:value="2.23950850143257" calcext:value-type="float">
            <text:p>2.23951</text:p>
          </table:table-cell>
          <table:table-cell office:value-type="float" office:value="3.00927288686854" calcext:value-type="float">
            <text:p>3.0092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912749854618" calcext:value-type="float">
            <text:p>2.30913</text:p>
          </table:table-cell>
          <table:table-cell office:value-type="float" office:value="2.14631545883262" calcext:value-type="float">
            <text:p>2.14632</text:p>
          </table:table-cell>
          <table:table-cell office:value-type="float" office:value="2.83791482552093" calcext:value-type="float">
            <text:p>2.83791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81794113947" calcext:value-type="float">
            <text:p>2.30818</text:p>
          </table:table-cell>
          <table:table-cell office:value-type="float" office:value="2.24052299111339" calcext:value-type="float">
            <text:p>2.24052</text:p>
          </table:table-cell>
          <table:table-cell office:value-type="float" office:value="3.02306153343821" calcext:value-type="float">
            <text:p>3.0230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675260005768" calcext:value-type="float">
            <text:p>2.30675</text:p>
          </table:table-cell>
          <table:table-cell office:value-type="float" office:value="2.30234027813124" calcext:value-type="float">
            <text:p>2.30234</text:p>
          </table:table-cell>
          <table:table-cell office:value-type="float" office:value="3.46038411292649" calcext:value-type="float">
            <text:p>3.4603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494942386447" calcext:value-type="float">
            <text:p>2.30495</text:p>
          </table:table-cell>
          <table:table-cell office:value-type="float" office:value="2.06685653561244" calcext:value-type="float">
            <text:p>2.06686</text:p>
          </table:table-cell>
          <table:table-cell office:value-type="float" office:value="2.67609940563502" calcext:value-type="float">
            <text:p>2.676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025849082733" calcext:value-type="float">
            <text:p>2.30026</text:p>
          </table:table-cell>
          <table:table-cell office:value-type="float" office:value="2.22448099756093" calcext:value-type="float">
            <text:p>2.22448</text:p>
          </table:table-cell>
          <table:table-cell office:value-type="float" office:value="2.91982567554964" calcext:value-type="float">
            <text:p>2.9198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9926511278238" calcext:value-type="float">
            <text:p>2.29927</text:p>
          </table:table-cell>
          <table:table-cell office:value-type="float" office:value="2.0623398422375" calcext:value-type="float">
            <text:p>2.06234</text:p>
          </table:table-cell>
          <table:table-cell office:value-type="float" office:value="2.66983559576398" calcext:value-type="float">
            <text:p>2.6698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829818864234" calcext:value-type="float">
            <text:p>2.2983</text:p>
          </table:table-cell>
          <table:table-cell office:value-type="float" office:value="2.15371962817567" calcext:value-type="float">
            <text:p>2.15372</text:p>
          </table:table-cell>
          <table:table-cell office:value-type="float" office:value="2.93475381758676" calcext:value-type="float">
            <text:p>2.9347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699711783757" calcext:value-type="float">
            <text:p>2.297</text:p>
          </table:table-cell>
          <table:table-cell office:value-type="float" office:value="2.20680982680142" calcext:value-type="float">
            <text:p>2.20681</text:p>
          </table:table-cell>
          <table:table-cell office:value-type="float" office:value="2.96983449850798" calcext:value-type="float">
            <text:p>2.96983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698968128132" calcext:value-type="float">
            <text:p>2.29699</text:p>
          </table:table-cell>
          <table:table-cell office:value-type="float" office:value="2.15729474906945" calcext:value-type="float">
            <text:p>2.15729</text:p>
          </table:table-cell>
          <table:table-cell office:value-type="float" office:value="2.92267625338093" calcext:value-type="float">
            <text:p>2.9226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9538899393199" calcext:value-type="float">
            <text:p>2.29539</text:p>
          </table:table-cell>
          <table:table-cell office:value-type="float" office:value="2.20460213157426" calcext:value-type="float">
            <text:p>2.2046</text:p>
          </table:table-cell>
          <table:table-cell office:value-type="float" office:value="2.92852154891005" calcext:value-type="float">
            <text:p>2.9285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9206164460122" calcext:value-type="float">
            <text:p>2.29206</text:p>
          </table:table-cell>
          <table:table-cell office:value-type="float" office:value="2.21428791345306" calcext:value-type="float">
            <text:p>2.21429</text:p>
          </table:table-cell>
          <table:table-cell office:value-type="float" office:value="2.99978182157759" calcext:value-type="float">
            <text:p>2.9997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5953027805" calcext:value-type="float">
            <text:p>2.2776</text:p>
          </table:table-cell>
          <table:table-cell office:value-type="float" office:value="2.27575665102716" calcext:value-type="float">
            <text:p>2.27576</text:p>
          </table:table-cell>
          <table:table-cell office:value-type="float" office:value="3.02340364752205" calcext:value-type="float">
            <text:p>3.023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300229807033" calcext:value-type="float">
            <text:p>2.273</text:p>
          </table:table-cell>
          <table:table-cell office:value-type="float" office:value="2.16337274700721" calcext:value-type="float">
            <text:p>2.16337</text:p>
          </table:table-cell>
          <table:table-cell office:value-type="float" office:value="2.86496493498229" calcext:value-type="float">
            <text:p>2.8649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7067512356547" calcext:value-type="float">
            <text:p>2.27068</text:p>
          </table:table-cell>
          <table:table-cell office:value-type="float" office:value="2.16800907914554" calcext:value-type="float">
            <text:p>2.16801</text:p>
          </table:table-cell>
          <table:table-cell office:value-type="float" office:value="2.89178795528309" calcext:value-type="float">
            <text:p>2.8917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576957970511" calcext:value-type="float">
            <text:p>2.26577</text:p>
          </table:table-cell>
          <table:table-cell office:value-type="float" office:value="2.21254059233006" calcext:value-type="float">
            <text:p>2.21254</text:p>
          </table:table-cell>
          <table:table-cell office:value-type="float" office:value="3.04090757243028" calcext:value-type="float">
            <text:p>3.0409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24481402837" calcext:value-type="float">
            <text:p>2.26524</text:p>
          </table:table-cell>
          <table:table-cell office:value-type="float" office:value="2.27952075589519" calcext:value-type="float">
            <text:p>2.27952</text:p>
          </table:table-cell>
          <table:table-cell office:value-type="float" office:value="3.02597683319135" calcext:value-type="float">
            <text:p>3.0259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236968766869" calcext:value-type="float">
            <text:p>2.26237</text:p>
          </table:table-cell>
          <table:table-cell office:value-type="float" office:value="2.22908875341626" calcext:value-type="float">
            <text:p>2.22909</text:p>
          </table:table-cell>
          <table:table-cell office:value-type="float" office:value="3.05247064210071" calcext:value-type="float">
            <text:p>3.0524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839333683966" calcext:value-type="float">
            <text:p>2.25839</text:p>
          </table:table-cell>
          <table:table-cell office:value-type="float" office:value="2.23506803413583" calcext:value-type="float">
            <text:p>2.23507</text:p>
          </table:table-cell>
          <table:table-cell office:value-type="float" office:value="2.89620128603179" calcext:value-type="float">
            <text:p>2.896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86633715874" calcext:value-type="float">
            <text:p>2.25687</text:p>
          </table:table-cell>
          <table:table-cell office:value-type="float" office:value="2.17504883929771" calcext:value-type="float">
            <text:p>2.17505</text:p>
          </table:table-cell>
          <table:table-cell office:value-type="float" office:value="2.8553250885641" calcext:value-type="float">
            <text:p>2.8553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927170262263" calcext:value-type="float">
            <text:p>2.24927</text:p>
          </table:table-cell>
          <table:table-cell office:value-type="float" office:value="2.16477495174052" calcext:value-type="float">
            <text:p>2.16477</text:p>
          </table:table-cell>
          <table:table-cell office:value-type="float" office:value="2.85216181243504" calcext:value-type="float">
            <text:p>2.8521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130728382229" calcext:value-type="float">
            <text:p>2.28131</text:p>
          </table:table-cell>
          <table:table-cell office:value-type="float" office:value="2.24372420327669" calcext:value-type="float">
            <text:p>2.24372</text:p>
          </table:table-cell>
          <table:table-cell office:value-type="float" office:value="3.04159996605927" calcext:value-type="float">
            <text:p>3.041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57953999197" calcext:value-type="float">
            <text:p>2.24358</text:p>
          </table:table-cell>
          <table:table-cell office:value-type="float" office:value="2.23880414312618" calcext:value-type="float">
            <text:p>2.2388</text:p>
          </table:table-cell>
          <table:table-cell office:value-type="float" office:value="2.89569332043908" calcext:value-type="float">
            <text:p>2.8956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702486952923" calcext:value-type="float">
            <text:p>2.23702</text:p>
          </table:table-cell>
          <table:table-cell office:value-type="float" office:value="2.27335759905432" calcext:value-type="float">
            <text:p>2.27336</text:p>
          </table:table-cell>
          <table:table-cell office:value-type="float" office:value="2.9017700936328" calcext:value-type="float">
            <text:p>2.90177</text:p>
          </table:table-cell>
          <table:table-cell office:value-type="float" office:value="35276100" calcext:value-type="float">
            <text:p>35276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754458609986" calcext:value-type="float">
            <text:p>2.27754</text:p>
          </table:table-cell>
          <table:table-cell office:value-type="float" office:value="2.23588765618039" calcext:value-type="float">
            <text:p>2.23589</text:p>
          </table:table-cell>
          <table:table-cell office:value-type="float" office:value="3.02844012642922" calcext:value-type="float">
            <text:p>3.02844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98004859577" calcext:value-type="float">
            <text:p>2.23498</text:p>
          </table:table-cell>
          <table:table-cell office:value-type="float" office:value="2.42970137207425" calcext:value-type="float">
            <text:p>2.4297</text:p>
          </table:table-cell>
          <table:table-cell office:value-type="float" office:value="3.47905878561463" calcext:value-type="float">
            <text:p>3.4790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280552555413" calcext:value-type="float">
            <text:p>2.23281</text:p>
          </table:table-cell>
          <table:table-cell office:value-type="float" office:value="2.26806631118519" calcext:value-type="float">
            <text:p>2.26807</text:p>
          </table:table-cell>
          <table:table-cell office:value-type="float" office:value="2.89456351467424" calcext:value-type="float">
            <text:p>2.89456</text:p>
          </table:table-cell>
          <table:table-cell office:value-type="float" office:value="35276100" calcext:value-type="float">
            <text:p>35276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74161374473" calcext:value-type="float">
            <text:p>2.23074</text:p>
          </table:table-cell>
          <table:table-cell office:value-type="float" office:value="2.32217741639181" calcext:value-type="float">
            <text:p>2.32218</text:p>
          </table:table-cell>
          <table:table-cell office:value-type="float" office:value="3.1968496112463" calcext:value-type="float">
            <text:p>3.1968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22728333906" calcext:value-type="float">
            <text:p>2.22523</text:p>
          </table:table-cell>
          <table:table-cell office:value-type="float" office:value="2.24001078157963" calcext:value-type="float">
            <text:p>2.24001</text:p>
          </table:table-cell>
          <table:table-cell office:value-type="float" office:value="2.96603802416941" calcext:value-type="float">
            <text:p>2.9660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28429796924" calcext:value-type="float">
            <text:p>2.22284</text:p>
          </table:table-cell>
          <table:table-cell office:value-type="float" office:value="2.4342540803908" calcext:value-type="float">
            <text:p>2.43425</text:p>
          </table:table-cell>
          <table:table-cell office:value-type="float" office:value="3.437372266488" calcext:value-type="float">
            <text:p>3.4373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91558075336" calcext:value-type="float">
            <text:p>2.21592</text:p>
          </table:table-cell>
          <table:table-cell office:value-type="float" office:value="2.22278446122728" calcext:value-type="float">
            <text:p>2.22278</text:p>
          </table:table-cell>
          <table:table-cell office:value-type="float" office:value="2.7163453946392" calcext:value-type="float">
            <text:p>2.7163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74796437767" calcext:value-type="float">
            <text:p>2.22175</text:p>
          </table:table-cell>
          <table:table-cell office:value-type="float" office:value="2.3246428016268" calcext:value-type="float">
            <text:p>2.32464</text:p>
          </table:table-cell>
          <table:table-cell office:value-type="float" office:value="3.16351226460688" calcext:value-type="float">
            <text:p>3.1635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832131566595" calcext:value-type="float">
            <text:p>2.21832</text:p>
          </table:table-cell>
          <table:table-cell office:value-type="float" office:value="2.25738543628374" calcext:value-type="float">
            <text:p>2.25739</text:p>
          </table:table-cell>
          <table:table-cell office:value-type="float" office:value="3.0029751785684" calcext:value-type="float">
            <text:p>3.0029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41477577109" calcext:value-type="float">
            <text:p>2.21141</text:p>
          </table:table-cell>
          <table:table-cell office:value-type="float" office:value="2.21511257737088" calcext:value-type="float">
            <text:p>2.21511</text:p>
          </table:table-cell>
          <table:table-cell office:value-type="float" office:value="2.70976757992223" calcext:value-type="float">
            <text:p>2.7097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240541003253" calcext:value-type="float">
            <text:p>2.21241</text:p>
          </table:table-cell>
          <table:table-cell office:value-type="float" office:value="2.23128039040072" calcext:value-type="float">
            <text:p>2.23128</text:p>
          </table:table-cell>
          <table:table-cell office:value-type="float" office:value="2.95342035001931" calcext:value-type="float">
            <text:p>2.9534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81368939561" calcext:value-type="float">
            <text:p>2.20814</text:p>
          </table:table-cell>
          <table:table-cell office:value-type="float" office:value="2.24696535518569" calcext:value-type="float">
            <text:p>2.24697</text:p>
          </table:table-cell>
          <table:table-cell office:value-type="float" office:value="2.97249147452537" calcext:value-type="float">
            <text:p>2.9724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439932310923" calcext:value-type="float">
            <text:p>2.1944</text:p>
          </table:table-cell>
          <table:table-cell office:value-type="float" office:value="2.43497176556148" calcext:value-type="float">
            <text:p>2.43497</text:p>
          </table:table-cell>
          <table:table-cell office:value-type="float" office:value="3.2975245662961" calcext:value-type="float">
            <text:p>3.2975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443841355593" calcext:value-type="float">
            <text:p>2.18444</text:p>
          </table:table-cell>
          <table:table-cell office:value-type="float" office:value="2.28326411475273" calcext:value-type="float">
            <text:p>2.28326</text:p>
          </table:table-cell>
          <table:table-cell office:value-type="float" office:value="3.08616716774869" calcext:value-type="float">
            <text:p>3.0861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291481844641" calcext:value-type="float">
            <text:p>2.18291</text:p>
          </table:table-cell>
          <table:table-cell office:value-type="float" office:value="2.43212293830588" calcext:value-type="float">
            <text:p>2.43212</text:p>
          </table:table-cell>
          <table:table-cell office:value-type="float" office:value="3.31044582256237" calcext:value-type="float">
            <text:p>3.31045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68824075684" calcext:value-type="float">
            <text:p>2.17969</text:p>
          </table:table-cell>
          <table:table-cell office:value-type="float" office:value="2.29958138095097" calcext:value-type="float">
            <text:p>2.29958</text:p>
          </table:table-cell>
          <table:table-cell office:value-type="float" office:value="3.06337617619995" calcext:value-type="float">
            <text:p>3.0633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82939069926" calcext:value-type="float">
            <text:p>2.17829</text:p>
          </table:table-cell>
          <table:table-cell office:value-type="float" office:value="2.3856358797387" calcext:value-type="float">
            <text:p>2.38564</text:p>
          </table:table-cell>
          <table:table-cell office:value-type="float" office:value="3.27417251376349" calcext:value-type="float">
            <text:p>3.2741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32885798735" calcext:value-type="float">
            <text:p>2.17633</text:p>
          </table:table-cell>
          <table:table-cell office:value-type="float" office:value="2.55132855378268" calcext:value-type="float">
            <text:p>2.55133</text:p>
          </table:table-cell>
          <table:table-cell office:value-type="float" office:value="3.67273508300543" calcext:value-type="float">
            <text:p>3.6727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06757333469" calcext:value-type="float">
            <text:p>2.17068</text:p>
          </table:table-cell>
          <table:table-cell office:value-type="float" office:value="2.37035119254543" calcext:value-type="float">
            <text:p>2.37035</text:p>
          </table:table-cell>
          <table:table-cell office:value-type="float" office:value="3.10154161826676" calcext:value-type="float">
            <text:p>3.1015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169101304694" calcext:value-type="float">
            <text:p>2.16169</text:p>
          </table:table-cell>
          <table:table-cell office:value-type="float" office:value="2.49930648162287" calcext:value-type="float">
            <text:p>2.49931</text:p>
          </table:table-cell>
          <table:table-cell office:value-type="float" office:value="3.50387472217981" calcext:value-type="float">
            <text:p>3.5038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934133320882" calcext:value-type="float">
            <text:p>2.15934</text:p>
          </table:table-cell>
          <table:table-cell office:value-type="float" office:value="2.385020848632" calcext:value-type="float">
            <text:p>2.38502</text:p>
          </table:table-cell>
          <table:table-cell office:value-type="float" office:value="3.26685666017225" calcext:value-type="float">
            <text:p>3.2668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21687789484" calcext:value-type="float">
            <text:p>2.15722</text:p>
          </table:table-cell>
          <table:table-cell office:value-type="float" office:value="2.490064245036" calcext:value-type="float">
            <text:p>2.49006</text:p>
          </table:table-cell>
          <table:table-cell office:value-type="float" office:value="3.50558524626321" calcext:value-type="float">
            <text:p>3.5055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5643983008453" calcext:value-type="float">
            <text:p>2.15644</text:p>
          </table:table-cell>
          <table:table-cell office:value-type="float" office:value="2.36445705903799" calcext:value-type="float">
            <text:p>2.36446</text:p>
          </table:table-cell>
          <table:table-cell office:value-type="float" office:value="3.091692625974" calcext:value-type="float">
            <text:p>3.0916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817604536753" calcext:value-type="float">
            <text:p>2.13818</text:p>
          </table:table-cell>
          <table:table-cell office:value-type="float" office:value="2.50394656751009" calcext:value-type="float">
            <text:p>2.50395</text:p>
          </table:table-cell>
          <table:table-cell office:value-type="float" office:value="3.66740304006588" calcext:value-type="float">
            <text:p>3.667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0" calcext:value-type="float">
            <text:p>0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0" calcext:value-type="float">
            <text:p>0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5" calcext:value-type="float">
            <text:p>5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4" calcext:value-type="float">
            <text:p>4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1" calcext:value-type="float">
            <text:p>1</text:p>
          </table:table-cell>
          <table:table-cell table:formula="of:=MAX([.BS1:.BS60])" office:value-type="float" office:value="2.40377639161575" calcext:value-type="float">
            <text:p>2.4037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10:01:29.57264792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638" meta:object-count="0"/>
  </office:meta>
</office:document-meta>
</file>